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413f7" officeooo:paragraph-rsid="000413f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rsid="000413f7" officeooo:paragraph-rsid="0007113f" style:font-size-asian="14pt" style:font-weight-asian="bold" style:font-size-complex="14pt" style:font-weight-complex="bold"/>
    </style:style>
    <style:style style:name="T1" style:family="text">
      <style:text-properties officeooo:rsid="00066b7c"/>
    </style:style>
    <style:style style:name="T2" style:family="text">
      <style:text-properties fo:font-weight="normal" officeooo:rsid="00066b7c" style:font-weight-asian="normal" style:font-weight-complex="normal"/>
    </style:style>
    <style:style style:name="T3" style:family="text">
      <style:text-properties fo:font-weight="normal" officeooo:rsid="0007113f"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ME<text:span text:style-name="T1">2-3-4</text:span></text:p>
      <text:p text:style-name="P1">Structures de données</text:p>
      <text:p text:style-name="P1"/>
      <text:p text:style-name="P2"/>
      <text:p text:style-name="P2"/>
      <text:p text:style-name="P2"><text:tab/><text:span text:style-name="T2">Le but de ce TME est d’implémenter 4 structures de données différentes pour pouvoir ranger et manipuler une bibliothèque musicale, </text:span><text:span text:style-name="T3">celle-ci étant stockée tout d’abord dans un fichier texte contenant 300600 lignes où chaque ligne correspond à un morceau (numéro, titre, artiste)</text:span><text:span text:style-name="T2">. </text:span></text:p>
      <text:p text:style-name="P2"><text:span text:style-name="T2">Parmi ces 4 structures nous avons une liste chainée, un arbre lexicographique, un tableau dynamique et une table de hachage, </text:span><text:span text:style-name="T3">puis quelques fonctions permettant à partir d’une structure de : rechercher un morceau dans la bibliothèque avec soit son numéro, son titre ou son artiste, insere un nouveau morceau, supprimer un morceau ou encore chercher les morceaux qui n’ont pas de doubl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39:17.837780380</meta:creation-date>
    <dc:date>2020-03-20T17:47:57.309000000</dc:date>
    <meta:editing-duration>PT4M4S</meta:editing-duration>
    <meta:editing-cycles>2</meta:editing-cycles>
    <meta:generator>LibreOffice/6.1.5.2$Windows_X86_64 LibreOffice_project/90f8dcf33c87b3705e78202e3df5142b201bd805</meta:generator>
    <meta:document-statistic meta:table-count="0" meta:image-count="0" meta:object-count="0" meta:page-count="1" meta:paragraph-count="4" meta:word-count="109" meta:character-count="704" meta:non-whitespace-character-count="597"/>
  </office:meta>
</office:document-meta>
</file>